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paragraph-properties fo:line-height="100%"/>
      <style:text-properties style:font-name="Lato" officeooo:rsid="00096567" officeooo:paragraph-rsid="00096567"/>
    </style:style>
    <style:style style:name="P3" style:family="paragraph" style:parent-style-name="Standard">
      <style:text-properties style:font-name="Lato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Lato" fo:font-size="10pt" officeooo:rsid="00096567" officeooo:paragraph-rsid="00096567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ato" fo:font-size="10pt" officeooo:rsid="000c0087" officeooo:paragraph-rsid="000c0087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ato" fo:font-size="10pt" officeooo:rsid="000cb409" officeooo:paragraph-rsid="000cb409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ato" fo:font-size="10pt" style:text-underline-style="solid" style:text-underline-width="auto" style:text-underline-color="font-color" officeooo:rsid="000c0087" officeooo:paragraph-rsid="000c0087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ato" fo:font-size="10pt" style:text-underline-style="none" fo:font-weight="bold" officeooo:rsid="000c0087" officeooo:paragraph-rsid="000c0087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font-name="Lato" fo:font-size="10pt" fo:font-weight="bold" officeooo:rsid="000c0087" officeooo:paragraph-rsid="000c008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Lato" fo:font-size="10pt" fo:font-weight="bold" officeooo:rsid="000cb409" officeooo:paragraph-rsid="000cb40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/>
      <style:text-properties style:font-name="Lato" fo:font-size="10pt" fo:font-weight="normal" officeooo:rsid="000cb409" officeooo:paragraph-rsid="000cb40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Lato" fo:font-size="10pt" fo:font-weight="normal" officeooo:rsid="000e57d9" officeooo:paragraph-rsid="000e57d9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96567" style:font-size-asian="10pt" style:font-size-complex="10pt"/>
    </style:style>
    <style:style style:name="T3" style:family="text">
      <style:text-properties officeooo:rsid="000cb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s commentaire sont <text:span text:style-name="T3">primordiaux</text:span> :</text:p>
      <text:p text:style-name="P7"/>
      <text:p text:style-name="P2"><text:a xlink:type="simple" xlink:href="http://www.itworld.com/article/2764888/development/if-the-comments-are-ugly--the-code-is-ugly.html" text:style-name="Internet_20_link" text:visited-style-name="Visited_20_Internet_20_Link"><text:span text:style-name="T1">http://www.itworld.com/article/2764888/development/if-the-comments-are-ugly--the-code-is-ugly.html</text:span></text:a></text:p>
      <text:p text:style-name="P1"><text:span text:style-name="T2">( vf : </text:span><text:a xlink:type="simple" xlink:href="https://framablog.org/2009/11/21/commentaires-code-source-programmation/" text:style-name="Internet_20_link" text:visited-style-name="Visited_20_Internet_20_Link"><text:span text:style-name="T1">https://framablog.org/2009/11/21/commentaires-code-source-programmation/</text:span></text:a><text:span text:style-name="T1"> </text:span><text:span text:style-name="T2">)</text:span></text:p>
      <text:p text:style-name="P3"/>
      <text:p text:style-name="P4">“If the comments are ugly, the code is ugly” , Esther Schindler – 15/11/2009 – IT World</text:p>
      <text:p text:style-name="P4"/>
      <text:p text:style-name="P9">Les commentaires sont une marque de faiblesse :</text:p>
      <text:p text:style-name="P9"/>
      <text:p text:style-name="P5"><text:a xlink:type="simple" xlink:href="http://www.developpez.com/actu/55225/Un-code-bien-ecrit-a-t-il-besoin-des-commentaires-Quelle-est-la-place-des-commentaires-dans-votre-code/" text:style-name="Internet_20_link" text:visited-style-name="Visited_20_Internet_20_Link">http://www.developpez.com/actu/55225/Un-code-bien-ecrit-a-t-il-besoin-des-commentaires-Quelle-est-la-place-des-commentaires-dans-votre-code/</text:a></text:p>
      <text:p text:style-name="P5"/>
      <text:p text:style-name="P5"><text:a xlink:type="simple" xlink:href="http://www.developpez.com/actu/83938/En-programmation-des-variables-bien-nommees-valent-mieux-qu-un-bon-commentaire-qu-en-pensez-vous/" text:style-name="Internet_20_link" text:visited-style-name="Visited_20_Internet_20_Link">http://www.developpez.com/actu/83938/En-programmation-des-variables-bien-nommees-valent-mieux-qu-un-bon-commentaire-qu-en-pensez-vous/</text:a></text:p>
      <text:p text:style-name="P5"/>
      <text:p text:style-name="P5">Il parle de deux livres : Complete Code de Steve McConnell et Clean Code de Robert C. Martin</text:p>
      <text:p text:style-name="P5"/>
      <text:p text:style-name="P6"><text:a xlink:type="simple" xlink:href="https://simpleprogrammer.com/2015/04/13/why-comments-are-stupid-a-real-example/" text:style-name="Internet_20_link" text:visited-style-name="Visited_20_Internet_20_Link">https://simpleprogrammer.com/2015/04/13/why-comments-are-stupid-a-real-example/</text:a></text:p>
      <text:p text:style-name="P6"/>
      <text:p text:style-name="P11">Les commentaires sur ce post sont tres interessant : </text:p>
      <text:p text:style-name="P11">- un commentaire qui explique une ligne n'est pas un bon commentaire, mais un commentaire qui decrit le raisonnement ou le protocole d'une fonction a un role tres important.</text:p>
      <text:p text:style-name="P11">- <text:s/>un commentaire est un espace libre, une pause au milieu du code, pour que le developpeur explique sa maniere de pensee et le pourquoi du comment.</text:p>
      <text:p text:style-name="P10"/>
      <text:p text:style-name="P10">Tout depend du commentaire :</text:p>
      <text:p text:style-name="P11"/>
      <text:p text:style-name="P12"><text:a xlink:type="simple" xlink:href="http://www.codeproject.com/Tips/467657/Write-comments-that-matter" text:style-name="Internet_20_link" text:visited-style-name="Visited_20_Internet_20_Link">http://www.codeproject.com/Tips/467657/Write-comments-that-matte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6:54.878448980</meta:creation-date>
    <dc:date>2016-10-14T16:27:08.231695651</dc:date>
    <meta:editing-duration>P2DT3H45M34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27" meta:character-count="1259" meta:non-whitespace-character-count="1143"/>
  </office:meta>
</office:document-meta>
</file>